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rms and Conditions – Nocturne</text:h>
      <text:p text:style-name="Text_20_body"><text:span text:style-name="Strong_20_Emphasis">Effective Date:</text:span> [To be filled before release]</text:p>
      <text:p text:style-name="Horizontal_20_Line"/>
      <text:h text:style-name="Heading_20_2" text:outline-level="2">1. Acceptance of Terms</text:h>
      <text:p text:style-name="Text_20_body">By accessing or using Nocturne ("the Platform"), you agree to be bound by these Terms and Conditions, our Privacy Policy, and any additional terms applicable to certain services. If you do not agree, do not use the Platform.</text:p>
      <text:p text:style-name="Horizontal_20_Line"/>
      <text:h text:style-name="Heading_20_2" text:outline-level="2">2. No Investment Advice</text:h>
      <text:p text:style-name="Text_20_body">The Platform does <text:span text:style-name="Strong_20_Emphasis">not</text:span> provide financial, investment, or trading advice. All strategies, tools, and analytics are provided for informational and educational purposes only. Users are solely responsible for their trading decisions.</text:p>
      <text:p text:style-name="Horizontal_20_Line"/>
      <text:h text:style-name="Heading_20_2" text:outline-level="2">3. Strategy Deployment Disclaimer</text:h>
      <text:list text:style-name="L1">
        <text:list-item>
          <text:p text:style-name="P1">While Nocturne provides tools to design and deploy trading strategies, it <text:span text:style-name="Strong_20_Emphasis">does not guarantee trade execution, profitability, or risk mitigation</text:span>.</text:p>
        </text:list-item>
        <text:list-item>
          <text:p text:style-name="P1">Trades may fail to execute or close at expected prices due to:</text:p>
          <text:list>
            <text:list-item>
              <text:p text:style-name="P1">Exchange API latency or downtime</text:p>
            </text:list-item>
            <text:list-item>
              <text:p text:style-name="P1">Slippage caused by order book depth or volatility</text:p>
            </text:list-item>
            <text:list-item>
              <text:p text:style-name="P1">Network congestion or rate limits</text:p>
            </text:list-item>
            <text:list-item>
              <text:p text:style-name="P1">Exchange-side errors or limits</text:p>
            </text:list-item>
          </text:list>
        </text:list-item>
        <text:list-item>
          <text:p text:style-name="P1">Performance results shown in backtests do not represent actual trading outcomes.</text:p>
        </text:list-item>
      </text:list>
      <text:p text:style-name="Horizontal_20_Line"/>
      <text:h text:style-name="Heading_20_2" text:outline-level="2">4. Backtesting Limitations</text:h>
      <text:list text:style-name="L2">
        <text:list-item>
          <text:p text:style-name="P2">Backtests are based on historical OHLCV data, and may not reflect real-time conditions or slippage.</text:p>
        </text:list-item>
        <text:list-item>
          <text:p text:style-name="P2">Nocturne uses candle-close logic for consistency. Live bots may use intrabar logic, which can result in different behavior.</text:p>
        </text:list-item>
        <text:list-item>
          <text:p text:style-name="P2">Nocturne locks backtest depth by candle count to ensure consistency across timeframes, but users should verify assumptions independently.</text:p>
        </text:list-item>
      </text:list>
      <text:p text:style-name="Horizontal_20_Line"/>
      <text:h text:style-name="Heading_20_2" text:outline-level="2"><text:soft-page-break/>5. Royalties and Payouts</text:h>
      <text:list text:style-name="L3">
        <text:list-item>
          <text:p text:style-name="P3">Creators earn royalties <text:span text:style-name="Strong_20_Emphasis">only</text:span> when their strategies generate <text:span text:style-name="Strong_20_Emphasis">net-profitable</text:span> outcomes within the defined interval.</text:p>
        </text:list-item>
        <text:list-item>
          <text:p text:style-name="P3">Payouts are calculated using verified closed-trade data and depend on exchange reliability and wallet API performance.</text:p>
        </text:list-item>
        <text:list-item>
          <text:p text:style-name="P3">Nocturne reserves the right to withhold or delay royalties if fraud, manipulation, or data discrepancies are suspected.</text:p>
        </text:list-item>
      </text:list>
      <text:p text:style-name="Horizontal_20_Line"/>
      <text:h text:style-name="Heading_20_2" text:outline-level="2">6. Wallets and Non-Custodial Design</text:h>
      <text:list text:style-name="L4">
        <text:list-item>
          <text:p text:style-name="P4">Nocturne is a non-custodial platform. You are responsible for managing your connected wallet and private keys.</text:p>
        </text:list-item>
        <text:list-item>
          <text:p text:style-name="P4">Never share your wallet seed phrases or API keys with anyone.</text:p>
        </text:list-item>
        <text:list-item>
          <text:p text:style-name="P4">Nocturne will never request access to user funds.</text:p>
        </text:list-item>
      </text:list>
      <text:p text:style-name="Horizontal_20_Line"/>
      <text:h text:style-name="Heading_20_2" text:outline-level="2">7. Platform Availability</text:h>
      <text:list text:style-name="L5">
        <text:list-item>
          <text:p text:style-name="P5">We strive to maintain uptime, but the Platform may be interrupted for maintenance, updates, or third-party outages.</text:p>
        </text:list-item>
        <text:list-item>
          <text:p text:style-name="P5">We are not liable for any trading loss incurred during downtime.</text:p>
        </text:list-item>
      </text:list>
      <text:p text:style-name="Horizontal_20_Line"/>
      <text:h text:style-name="Heading_20_2" text:outline-level="2">8. User Conduct</text:h>
      <text:list text:style-name="L6">
        <text:list-item>
          <text:p text:style-name="P6">You agree not to misuse the platform, engage in abusive behavior, or attempt to reverse engineer platform logic.</text:p>
        </text:list-item>
        <text:list-item>
          <text:p text:style-name="P6">Nocturne may suspend or terminate access for users found in violation of these terms or applicable laws.</text:p>
        </text:list-item>
      </text:list>
      <text:p text:style-name="Horizontal_20_Line"/>
      <text:h text:style-name="Heading_20_2" text:outline-level="2">9. Modifications</text:h>
      <text:list text:style-name="L7">
        <text:list-item>
          <text:p text:style-name="P7">We reserve the right to update these Terms at any time. Continued use of the Platform after changes constitutes acceptance of the new Terms.</text:p>
        </text:list-item>
      </text:list>
      <text:p text:style-name="Horizontal_20_Line"/>
      <text:h text:style-name="Heading_20_2" text:outline-level="2">10. Governing Law</text:h>
      <text:p text:style-name="Text_20_body">These Terms shall be governed by and construed in accordance with the laws of [Insert Jurisdiction].</text:p>
      <text:p text:style-name="Horizontal_20_Line"><text:soft-page-break/></text:p>
      <text:p text:style-name="Text_20_body"><text:span text:style-name="Strong_20_Emphasis">Contact:</text:span> If you have questions about these Terms, please email us at [support@nocturne.app]</text:p>
      <text:p text:style-name="Horizontal_20_Line"/>
      <text:p text:style-name="Text_20_body"><text:span text:style-name="Emphasis">Use Nocturne at your own risk. Past performance is not indicative of future results.</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4-27T19:59:21.138999389</meta:creation-date>
    <meta:generator>LibreOffice/25.2.2.2$Linux_X86_64 LibreOffice_project/520$Build-2</meta:generator>
    <dc:date>2025-06-22T10:17:45.065389349</dc:date>
    <meta:editing-duration>PT2S</meta:editing-duration>
    <meta:editing-cycles>1</meta:editing-cycles>
    <meta:document-statistic meta:table-count="0" meta:image-count="0" meta:object-count="0" meta:page-count="3" meta:paragraph-count="38" meta:word-count="464" meta:character-count="2952" meta:non-whitespace-character-count="2546"/>
  </office:meta>
</office:document-meta>
</file>